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716b" officeooo:paragraph-rsid="001a71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8T14:33:04.237000000</meta:creation-date>
    <dc:date>2022-02-18T14:33:19.983000000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7.3.0.3$Windows_X86_64 LibreOffice_project/0f246aa12d0eee4a0f7adcefbf7c878fc2238db3</meta:generator>
  </office:meta>
</office:document-meta>
</file>